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P1" style:family="paragraph" style:parent-style-name="Text_20_body">
      <style:paragraph-properties fo:margin-top="0in" fo:margin-bottom="0in" loext:contextual-spacing="false" fo:line-height="138%" fo:text-align="center" style:justify-single-word="false" style:writing-mode="lr-tb"/>
      <style:text-properties fo:font-variant="normal" fo:text-transform="none" fo:color="#000000" style:text-line-through-style="none" style:text-line-through-type="none" style:font-name="Times New Roman" fo:font-size="16pt" fo:font-style="normal" style:text-underline-style="none" fo:font-weight="normal" style:text-blinking="false" fo:background-color="transparent"/>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normal" style:text-blinking="false" fo:background-color="transparent"/>
    </style:style>
    <style:style style:name="P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Times New Roman" fo:font-size="12pt" fo:font-style="normal" style:text-underline-style="none" fo:font-weight="bold" style:text-blinking="false" fo:background-color="transparent"/>
    </style:style>
    <style:style style:name="P4" style:family="paragraph" style:parent-style-name="Text_20_body">
      <style:paragraph-properties fo:margin-top="0in" fo:margin-bottom="0in" loext:contextual-spacing="false" fo:line-height="138%" style:writing-mode="lr-tb"/>
      <style:text-properties fo:font-variant="normal" fo:text-transform="none" fo:color="#000000" style:font-name="Times New Roman" fo:font-size="14pt" fo:font-style="normal" style:text-underline-style="solid" style:text-underline-width="auto" style:text-underline-color="font-color" fo:font-weight="bold" fo:background-color="transparent"/>
    </style:style>
    <style:style style:name="P5" style:family="paragraph" style:parent-style-name="Text_20_body">
      <style:paragraph-properties fo:margin-top="0in" fo:margin-bottom="0in" loext:contextual-spacing="false" fo:line-height="138%" fo:text-align="center" style:justify-single-word="false" style:writing-mode="lr-tb"/>
      <style:text-properties fo:font-weight="normal"/>
    </style:style>
    <style:style style:name="T1" style:family="text">
      <style:text-properties fo:font-variant="normal" fo:text-transform="none" fo:color="#000000" style:text-line-through-style="none" style:text-line-through-type="none" style:font-name="Times New Roman" fo:font-size="16pt" fo:font-style="normal" style:text-underline-style="none" style:text-blinking="false" fo:background-color="transparent" loext:char-shading-value="0"/>
    </style:style>
    <style:style style:name="T2" style:family="text">
      <style:text-properties fo:font-variant="normal" fo:text-transform="none" fo:color="#000000" style:text-line-through-style="none" style:text-line-through-type="none" style:text-underline-style="none" style:text-blinking="false" fo:background-color="transparent" loext:char-shading-value="0"/>
    </style:style>
    <style:style style:name="T3" style:family="text">
      <style:text-properties fo:font-weight="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ocs-internal-guid-3612a990-7fff-d892-2eb3-f092be1438ef"/>COEN 166 Artificial Intelligence </text:p>
      <text:p text:style-name="P1">Lab Assignment #2: Vacuum World - Sample Report </text:p>
      <text:p text:style-name="Text_20_body"/>
      <text:p text:style-name="P5"><text:span text:style-name="T1">Name: Eric Cheng</text:span><text:span text:style-name="T2"> </text:span><text:span text:style-name="T1">ID: 00001186812</text:span></text:p>
      <text:p text:style-name="Text_20_body"/>
      <text:p text:style-name="P4">Explanation of the defined functions: </text:p>
      <text:p text:style-name="Text_20_body"/>
      <text:p text:style-name="P2">action(): The action function takes care of what should the vacuum cleaner do when faced with a specific environment. It functions as the actuator, and as the actuator that modifies the environment, its functions are carefully laid out according to descriptions. First, we check if the location of that state is dirty; if it is, the vacuum cleaner will suck it clean. Then, we check the location; if it is on the left side, or index 0, then the action will be to move right. It also works in the opposite direction; if the current vacuum is on the right side at index 1, then the location moves to index 0 by moving left. Thus, the actions are then returned.</text:p>
      <text:p text:style-name="Text_20_body"/>
      <text:p text:style-name="P2">update(): The update function updates the states and locations, and also modifies the costs according to the different requirements. In the description, for each action completed, there would be an increment in the cost that was to be returned at the end. </text:p>
      <text:p text:style-name="Text_20_body"/>
      <text:p text:style-name="P2">result(): The result function shows what we need at the end; both the left and right spaces of the environment will both be clean; this will be interpreted as a boolean, if the conditions for cleanliness of both spaces are met, then the function will return true. Otherwise, it will return false. </text:p>
      <text:p text:style-name="Text_20_body"/>
      <text:p text:style-name="P2">tester(): The tester function runs the Vacuum cleaner, and returns the sequence, which it will append to a string. We will use this in the testing phase.</text:p>
      <text:p text:style-name="Text_20_body"/>
      <text:p text:style-name="P2">In the test.py file, I wrote a unit test that creates an object of type Vacuum and then runs a program to check whether the results are logical. </text:p>
      <text:p text:style-name="Text_20_body"/>
      <text:p text:style-name="P4">Appendix: </text:p>
      <text:p text:style-name="Text_20_body"/>
      <text:p text:style-name="P3">Agent.py</text:p>
      <text:p text:style-name="Text_20_body"><text:soft-page-break/></text:p>
      <text:p text:style-name="P2">import sys</text:p>
      <text:p text:style-name="P2">class VacuumAgent:</text:p>
      <text:p text:style-name="Text_20_body"/>
      <text:p text:style-name="P2">def __init__(self):</text:p>
      <text:p text:style-name="P2">self.cost = 0</text:p>
      <text:p text:style-name="P2">def action(self, state, location):</text:p>
      <text:p text:style-name="P2">if state[location] == "Dirty":</text:p>
      <text:p text:style-name="P2">action = "Suck"</text:p>
      <text:p text:style-name="P2">elif location == 0:</text:p>
      <text:p text:style-name="P2">action = "Right"</text:p>
      <text:p text:style-name="P2">else:</text:p>
      <text:p text:style-name="P2">action = "Left"</text:p>
      <text:p text:style-name="P2">return action</text:p>
      <text:p text:style-name="Text_20_body"/>
      <text:p text:style-name="P2">def update(self, action, state, location):</text:p>
      <text:p text:style-name="P2">#global cost</text:p>
      <text:p text:style-name="P2">if action == "Suck":</text:p>
      <text:p text:style-name="P2">print(f'CLEANING location {location}!')</text:p>
      <text:p text:style-name="P2">state[location] = "Clean"</text:p>
      <text:p text:style-name="P2">print(state)</text:p>
      <text:p text:style-name="P2">self.cost += 1</text:p>
      <text:p text:style-name="P2">elif action == "Right":</text:p>
      <text:p text:style-name="P2">location = 1</text:p>
      <text:p text:style-name="P2">self.cost += 1</text:p>
      <text:p text:style-name="P2">else:</text:p>
      <text:p text:style-name="P2">location = 0</text:p>
      <text:p text:style-name="P2">self.cost += 1</text:p>
      <text:p text:style-name="P2">print("The Cost is: ", self.cost)</text:p>
      <text:p text:style-name="P2">return state, location</text:p>
      <text:p text:style-name="Text_20_body"/>
      <text:p text:style-name="P2">def result(self,state):</text:p>
      <text:p text:style-name="P2">print("GOING INTO FUNCTION")</text:p>
      <text:p text:style-name="P2">if state == ["Clean", "Clean"]:</text:p>
      <text:p text:style-name="P2">print("RESULT IS TRUE. SUCCESS!!")</text:p>
      <text:p text:style-name="P2"><text:soft-page-break/>return True</text:p>
      <text:p text:style-name="P2">else:</text:p>
      <text:p text:style-name="P2">print("RESULT IS FALSE")</text:p>
      <text:p text:style-name="P2">return False</text:p>
      <text:p text:style-name="Text_20_body"/>
      <text:p text:style-name="P2">def tester(self, state, location, sequence):</text:p>
      <text:p text:style-name="P2">while True:</text:p>
      <text:p text:style-name="P2">res = self.result(state)</text:p>
      <text:p text:style-name="P2">print(f"RESULT IS {res}")</text:p>
      <text:p text:style-name="P2">if res:</text:p>
      <text:p text:style-name="P2">return sequence</text:p>
      <text:p text:style-name="P2">'''</text:p>
      <text:p text:style-name="P2">if self.result(state):</text:p>
      <text:p text:style-name="P2">print("Result HERE!")</text:p>
      <text:p text:style-name="P2">return sequence</text:p>
      <text:p text:style-name="P2">'''</text:p>
      <text:p text:style-name="P2">action = self.action(state, location)</text:p>
      <text:p text:style-name="P2">print(f'Action is {action}')</text:p>
      <text:p text:style-name="P2">sequence.append(action)</text:p>
      <text:p text:style-name="P2">print("Updating state and location")</text:p>
      <text:p text:style-name="P2">state, location = self.update(action, state, location)</text:p>
      <text:p text:style-name="P2">print(f'State is {state} and location is {location}')</text:p>
      <text:p text:style-name="Text_20_body"/>
      <text:p text:style-name="P3">Test.py</text:p>
      <text:p text:style-name="Text_20_body"/>
      <text:p text:style-name="P2">from agent import VacuumAgent</text:p>
      <text:p text:style-name="P2">import unittest</text:p>
      <text:p text:style-name="Text_20_body"/>
      <text:p text:style-name="P2">class Unit_Test(unittest.TestCase):</text:p>
      <text:p text:style-name="Text_20_body"/>
      <text:p text:style-name="P2">def test(self):</text:p>
      <text:p text:style-name="P2">vac = VacuumAgent()</text:p>
      <text:p text:style-name="P2">self.assertEqual(vac.tester(["Dirty", "Dirty"], 0, []), ["Suck", "Right", "Suck"])</text:p>
      <text:p text:style-name="Text_20_body"/>
      <text:p text:style-name="P2"><text:soft-page-break/>if __name__  == '__main__':</text:p>
      <text:p text:style-name="P2">unittest.main()</text:p>
      <text:p text:style-name="Text_20_body"><text:span text:style-name="T3"><text:line-break/><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 Roman" svg:font-family="'Times New Roman'"/>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Zen Hei Sharp"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Zen Hei Sharp" style:font-family-asian="'WenQuanYi Zen Hei Sharp'"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07T13:31:13.598409960</meta:creation-date>
    <meta:generator>LibreOffice/5.3.6.1$Linux_X86_64 LibreOffice_project/30$Build-1</meta:generator>
    <dc:date>2019-10-10T16:27:56.507587358</dc:date>
    <meta:editing-duration>PT11S</meta:editing-duration>
    <meta:editing-cycles>1</meta:editing-cycles>
    <meta:document-statistic meta:table-count="0" meta:image-count="0" meta:object-count="0" meta:page-count="4" meta:paragraph-count="73" meta:word-count="470" meta:character-count="3019" meta:non-whitespace-character-count="2611"/>
  </office:meta>
</office:document-meta>
</file>